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50367"/>
    </style:style>
    <style:style style:name="P2" style:family="paragraph" style:parent-style-name="Standard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de" fo:country="DE" fo:font-style="italic" fo:font-weight="bold" officeooo:paragraph-rsid="0006d3b5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de" fo:country="DE" officeooo:paragraph-rsid="00050ff0"/>
    </style:style>
    <style:style style:name="T1" style:family="text">
      <style:text-properties officeooo:rsid="00050367"/>
    </style:style>
    <style:style style:name="T2" style:family="text">
      <style:text-properties fo:font-style="italic" officeooo:rsid="00050367" style:font-style-asian="italic" style:font-style-complex="italic"/>
    </style:style>
    <style:style style:name="T3" style:family="text">
      <style:text-properties fo:font-style="italic" officeooo:rsid="00050ff0" style:font-style-asian="italic" style:font-style-complex="italic"/>
    </style:style>
    <style:style style:name="T4" style:family="text">
      <style:text-properties fo:font-style="italic" officeooo:rsid="0006d3b5" style:font-style-asian="italic" style:font-style-complex="italic"/>
    </style:style>
    <style:style style:name="T5" style:family="text">
      <style:text-properties officeooo:rsid="0006d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Zehn wege unsichtbaren Inhalt, sichtbar zu machen</text:span></text:p>
      <text:p text:style-name="P2"><text:span text:style-name="T1"/></text:p>
      <text:p text:style-name="P2"><text:span text:style-name="T1"/></text:p>
      <text:p text:style-name="P2"><text:span text:style-name="T1">Wir haben darüber diskutiert welche Art von Inhalt sichtbar is und wo wir solche Informationen finden könnten.</text:span></text:p>
      <text:p text:style-name="P2"><text:span text:style-name="T1">Jetzt stelle dir vor, da wären Wege wie man einiges von dem unsichtbaren Inhalt, sichtbar machen kann.</text:span></text:p>
      <text:p text:style-name="P2"><text:span text:style-name="T1">Das ist für einige Webseiten möglich.</text:span></text:p>
      <text:p text:style-name="P1"><text:span text:style-name="T1"/></text:p>
      <text:p text:style-name="P1"><text:span text:style-name="T1"/></text:p>
      <text:p text:style-name="P1"><text:span text:style-name="T1">1. Mach einen statischen </text:span><text:span text:style-name="T2">Auszug</text:span></text:p>
      <text:p text:style-name="P1"><text:span text:style-name="T2"/></text:p>
      <text:p text:style-name="P1"><text:span text:style-name="T2"><text:tab/>- <text:tab/>Wenn du eine kleine Datenbank mit Informationen hast, </text:span><text:span text:style-name="T3">empfiehlt es sich einfach <text:tab/><text:tab/>einen <text:tab/>Auszug zu einer HTML Seite zusammenzufassen mit der relevanten <text:tab/><text:tab/><text:tab/>Formatierung und den benötigten Hyperlinks.</text:span></text:p>
      <text:p text:style-name="P4"><text:span text:style-name="T3"><text:tab/><text:tab/>Danach verknüpfst du die statische Seite von einer schon sichtbaren Indexierten <text:tab/><text:tab/><text:tab/>Seite.</text:span></text:p>
      <text:p text:style-name="P4"><text:span text:style-name="T3"/></text:p>
      <text:p text:style-name="P4"><text:span text:style-name="T3">2. Veröffentliche kategoriesiert die Datenbank</text:span></text:p>
      <text:p text:style-name="P4"><text:span text:style-name="T3"/></text:p>
      <text:p text:style-name="P4"><text:span text:style-name="T3">-<text:tab/>Wenn du eine Datenbank mit „Sprache“, „Produkten“ etc. hast, könntest du ausgewählte <text:tab/>Informationen zu einer statischen Kategorie und Übersichtsseite herausgeben.</text:span></text:p>
      <text:p text:style-name="P4"><text:span text:style-name="T3"><text:tab/>Dabei wird Inhalt verfügbar ohne Formular basierte oder Abfragen generierenden Zugriff.</text:span></text:p>
      <text:p text:style-name="P4"><text:span text:style-name="T3"><text:tab/>Natürlich ist das am besten für Informationen, die nicht veraltet sind.</text:span></text:p>
      <text:p text:style-name="P4"><text:span text:style-name="T3"><text:tab/>Job Angebote würden sich zum Beispiel nicht für diese Methode eignen.</text:span></text:p>
      <text:p text:style-name="P4"><text:span text:style-name="T3"/></text:p>
      <text:p text:style-name="P4"><text:span text:style-name="T3"/></text:p>
      <text:p text:style-name="P4"><text:span text:style-name="T3">3. Formate konvertieren</text:span></text:p>
      <text:p text:style-name="P4"><text:span text:style-name="T3"/></text:p>
      <text:p text:style-name="P4"><text:span text:style-name="T3">-<text:tab/>Wort Prozessoren, Tabellen, Slideshows, PDFs, Audio, Video all dies ist Teil des <text:tab/>unsichtbaren Internets.</text:span></text:p>
      <text:p text:style-name="P4"><text:span text:style-name="T3"><text:tab/>Allerdings haben Google und andere Text Suchmaschinen vor ein par Jahren damit <text:tab/>angefangen diesen Inhalt zu indexieren </text:span><text:span text:style-name="T4">hinzukommend der verfügbaren Webseiten des <text:tab/>sichtbaren Internets.</text:span></text:p>
      <text:p text:style-name="P4"><text:span text:style-name="T4"><text:tab/>Der Vorteil der Bibilothekare und Forschern ist es, dass es jetzt einfacher ist ein spezielles <text:tab/>Stück von einem Text zu finden.</text:span></text:p>
      <text:p text:style-name="P4"><text:span text:style-name="T4"><text:tab/>Aber wenn du ein Format, wie „Flash“ hast, welches nicht indexiert ist könntest du eine <text:tab/>statische Version von dem Text Inhalt bereitstellen um die reichen Medien zu ergänz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3-11-07T13:00:29.205914382</meta:creation-date>
    <dc:date>2013-11-07T13:39:31.581978950</dc:date>
    <dc:creator>Dennis Diehm</dc:creator>
    <meta:editing-duration>PT7M52S</meta:editing-duration>
    <meta:editing-cycles>1</meta:editing-cycles>
    <meta:document-statistic meta:table-count="0" meta:image-count="0" meta:object-count="0" meta:page-count="1" meta:paragraph-count="17" meta:word-count="242" meta:character-count="1680" meta:non-whitespace-character-count="1430"/>
    <meta:generator>LibreOfficeDev/4.1.0.0.beta1$Linux_x86 LibreOffice_project/3a2c2d2417101e45fe07cfd8358acf2204a98f3</meta:generator>
  </office:meta>
</office:document-meta>
</file>